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consolas" svg:font-family="consolas, 'Liberation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3ab" officeooo:paragraph-rsid="001cf3ab"/>
    </style:style>
    <style:style style:name="P2" style:family="paragraph" style:parent-style-name="Standard">
      <style:text-properties officeooo:rsid="001e85c5" officeooo:paragraph-rsid="001e85c5"/>
    </style:style>
    <style:style style:name="P3" style:family="paragraph" style:parent-style-name="Standard">
      <style:text-properties officeooo:rsid="00229709" officeooo:paragraph-rsid="00229709"/>
    </style:style>
    <style:style style:name="P4" style:family="paragraph" style:parent-style-name="Standard">
      <style:text-properties officeooo:rsid="0022d3cd" officeooo:paragraph-rsid="0022d3cd"/>
    </style:style>
    <style:style style:name="P5" style:family="paragraph" style:parent-style-name="Standard">
      <style:paragraph-properties fo:text-align="center" style:justify-single-word="false"/>
      <style:text-properties officeooo:rsid="0022d3cd" officeooo:paragraph-rsid="0022d3cd"/>
    </style:style>
    <style:style style:name="P6" style:family="paragraph" style:parent-style-name="Standard">
      <style:text-properties officeooo:rsid="0024bc25" officeooo:paragraph-rsid="0024bc25"/>
    </style:style>
    <style:style style:name="P7" style:family="paragraph" style:parent-style-name="Standard">
      <style:paragraph-properties fo:text-align="center" style:justify-single-word="false"/>
      <style:text-properties officeooo:rsid="00290af2" officeooo:paragraph-rsid="00290af2"/>
    </style:style>
    <style:style style:name="P8" style:family="paragraph" style:parent-style-name="Standard" style:list-style-name="L1">
      <style:text-properties officeooo:rsid="001e85c5" officeooo:paragraph-rsid="001e85c5"/>
    </style:style>
    <style:style style:name="P9" style:family="paragraph" style:parent-style-name="Standard" style:list-style-name="L1">
      <style:text-properties officeooo:rsid="00229709" officeooo:paragraph-rsid="00229709"/>
    </style:style>
    <style:style style:name="P10" style:family="paragraph" style:parent-style-name="Standard">
      <style:text-properties officeooo:rsid="00229709" officeooo:paragraph-rsid="00229709"/>
    </style:style>
    <style:style style:name="P11" style:family="paragraph" style:parent-style-name="Standard" style:list-style-name="L2">
      <style:text-properties officeooo:rsid="0024bc25" officeooo:paragraph-rsid="0024bc25"/>
    </style:style>
    <style:style style:name="P12" style:family="paragraph" style:parent-style-name="Standard" style:list-style-name="L3">
      <style:text-properties officeooo:paragraph-rsid="00229709"/>
    </style:style>
    <style:style style:name="P13" style:family="paragraph" style:parent-style-name="Standard" style:list-style-name="L3">
      <style:text-properties fo:font-variant="normal" fo:text-transform="none" fo:color="#333333" style:font-name="Arial" fo:font-size="12pt" fo:letter-spacing="normal" fo:font-style="normal" fo:font-weight="normal" officeooo:rsid="00229709" officeooo:paragraph-rsid="00229709"/>
    </style:style>
    <style:style style:name="P14" style:family="paragraph" style:parent-style-name="Standard">
      <style:text-properties fo:font-variant="normal" fo:text-transform="none" fo:color="#333333" style:font-name="Arial" fo:font-size="12pt" fo:letter-spacing="normal" fo:font-style="normal" fo:font-weight="normal" officeooo:rsid="00229709" officeooo:paragraph-rsid="0024eeb0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333333" style:font-name="Arial" fo:font-size="12pt" fo:letter-spacing="normal" fo:font-style="normal" style:text-underline-style="solid" style:text-underline-width="auto" style:text-underline-color="font-color" fo:font-weight="normal" officeooo:rsid="00290af2" officeooo:paragraph-rsid="00290af2"/>
    </style:style>
    <style:style style:name="P16" style:family="paragraph" style:parent-style-name="Standard" style:list-style-name="L3">
      <style:text-properties officeooo:rsid="0024eeb0" officeooo:paragraph-rsid="0024eeb0"/>
    </style:style>
    <style:style style:name="P17" style:family="paragraph" style:parent-style-name="Standard" style:list-style-name="L4">
      <style:text-properties officeooo:paragraph-rsid="002b217e"/>
    </style:style>
    <style:style style:name="P18" style:family="paragraph" style:parent-style-name="Standard" style:list-style-name="L4">
      <style:text-properties officeooo:rsid="00290af2" officeooo:paragraph-rsid="00290af2"/>
    </style:style>
    <style:style style:name="P19" style:family="paragraph" style:parent-style-name="Standard" style:list-style-name="L4">
      <style:text-properties officeooo:rsid="002b183c" officeooo:paragraph-rsid="002b183c"/>
    </style:style>
    <style:style style:name="P20" style:family="paragraph" style:parent-style-name="Standard">
      <style:text-properties officeooo:rsid="002b217e" officeooo:paragraph-rsid="002b217e"/>
    </style:style>
    <style:style style:name="P21" style:family="paragraph" style:parent-style-name="Standard">
      <style:text-properties fo:font-weight="bold" officeooo:rsid="002b9185" officeooo:paragraph-rsid="002b9185" style:font-weight-asian="bold" style:font-weight-complex="bold"/>
    </style:style>
    <style:style style:name="P22" style:family="paragraph" style:parent-style-name="Standard" style:list-style-name="L5">
      <style:text-properties fo:font-weight="normal" officeooo:rsid="002e9e3e" officeooo:paragraph-rsid="002e9e3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12pt" fo:letter-spacing="normal" fo:font-style="normal" fo:font-weight="normal" officeooo:rsid="00229709"/>
    </style:style>
    <style:style style:name="T4" style:family="text">
      <style:text-properties fo:font-variant="normal" fo:text-transform="none" fo:color="#333333" style:font-name="Arial" fo:font-size="12pt" fo:letter-spacing="normal" fo:font-style="normal" fo:font-weight="normal" officeooo:rsid="0022d3cd"/>
    </style:style>
    <style:style style:name="T5" style:family="text">
      <style:text-properties fo:font-variant="normal" fo:text-transform="none" fo:color="#333333" style:font-name="consolas" fo:font-size="12pt" fo:letter-spacing="normal" fo:font-style="normal" officeooo:rsid="00229709" loext:padding="0cm" loext:border="none"/>
    </style:style>
    <style:style style:name="T6" style:family="text">
      <style:text-properties officeooo:rsid="0026317c"/>
    </style:style>
    <style:style style:name="T7" style:family="text">
      <style:text-properties officeooo:rsid="002b217e"/>
    </style:style>
    <style:style style:name="T8" style:family="text">
      <style:text-properties officeooo:rsid="002ceb37"/>
    </style:style>
    <style:style style:name="T9" style:family="text">
      <style:text-properties officeooo:rsid="00302d85"/>
    </style:style>
    <style:style style:name="T10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 methods</text:p>
      <text:p text:style-name="P1"/>
      <text:p text:style-name="P1">1) head : which contains the basic info of the file (ex-size)</text:p>
      <text:p text:style-name="P1">(when we get the popup of “you’re on mobile data, use wifi” this info is gathered from head)</text:p>
      <text:p text:style-name="P1"/>
      <text:p text:style-name="P1"/>
      <text:p text:style-name="P2">Study what is Allow header.</text:p>
      <text:p text:style-name="P2"/>
      <text:p text:style-name="P4"/>
      <text:p text:style-name="P5">2<text:span text:style-name="T6">8</text:span>/11/2018</text:p>
      <text:p text:style-name="P5"><text:s/><text:span text:style-name="T1">JAVASCRIPT</text:span></text:p>
      <text:p text:style-name="P2"/>
      <text:list xml:id="list1399390115156589602" text:style-name="L1">
        <text:list-item>
          <text:p text:style-name="P8">.class file-&gt;byte code</text:p>
        </text:list-item>
      </text:list>
      <text:p text:style-name="P2"/>
      <text:list xml:id="list183020201592374" text:continue-numbering="true" text:style-name="L1">
        <text:list-item>
          <text:p text:style-name="P9">node is v8 engine</text:p>
        </text:list-item>
      </text:list>
      <text:p text:style-name="P3"><text:tab/>v8 engine is for javascript for chrome</text:p>
      <text:p text:style-name="P6"/>
      <text:list xml:id="list2751195882138626909" text:style-name="L2">
        <text:list-item>
          <text:p text:style-name="P11">? what is strict and non-strict mode?</text:p>
        </text:list-item>
      </text:list>
      <text:p text:style-name="P3"/>
      <text:list xml:id="list5235187372289314667" text:style-name="L3">
        <text:list-item>
          <text:p text:style-name="P12"><text:span text:style-name="T4">In javascript, </text:span><text:span text:style-name="T3">a variable can appear to be used before it's declared. This behavior is called "hoisting".</text:span></text:p>
          <text:p text:style-name="P13"/>
        </text:list-item>
        <text:list-item>
          <text:p text:style-name="P16"><text:span text:style-name="T2">V</text:span><text:span text:style-name="T3">ariables declared by </text:span><text:span text:style-name="Strong_20_Emphasis"><text:span text:style-name="Source_20_Text"><text:span text:style-name="T5">let</text:span></text:span></text:span><text:span text:style-name="T3"> have their scope in the block for which they are defined, as well as in any contained sub-blocks.</text:span></text:p>
        </text:list-item>
      </text:list>
      <text:p text:style-name="P14"/>
      <text:p text:style-name="P14"/>
      <text:p text:style-name="P14"/>
      <text:p text:style-name="P7"><text:span text:style-name="T3">2</text:span><text:span text:style-name="T2">9/11/2018</text:span></text:p>
      <text:p text:style-name="P15">Javascript</text:p>
      <text:p text:style-name="P3"/>
      <text:list xml:id="list874817533751504198" text:style-name="L4">
        <text:list-item>
          <text:p text:style-name="P18">How to support method overloading in javascript?</text:p>
          <text:p text:style-name="P18"/>
        </text:list-item>
        <text:list-item>
          <text:p text:style-name="P19">Nested functions : inner functions can have access to outers members.</text:p>
        </text:list-item>
      </text:list>
      <text:p text:style-name="P3"/>
      <text:p text:style-name="P3"/>
      <text:list xml:id="list183019352043009" text:continue-numbering="true" text:style-name="L4">
        <text:list-item>
          <text:p text:style-name="P17"><text:span text:style-name="T7">function outside(x) {</text:span></text:p>
        </text:list-item>
      </text:list>
      <text:p text:style-name="P20"><text:s text:c="2"/><text:tab/><text:tab/>function inside(y) {</text:p>
      <text:p text:style-name="P20"><text:s/><text:tab/><text:tab/> <text:s text:c="2"/>return x + y;</text:p>
      <text:p text:style-name="P20"><text:s/><text:tab/><text:tab/>}</text:p>
      <text:p text:style-name="P20"><text:tab/><text:tab/>return inside;</text:p>
      <text:p text:style-name="P20"><text:tab/>}</text:p>
      <text:p text:style-name="P20"><text:tab/>fn_inside = outside(3); </text:p>
      <text:p text:style-name="P20"><text:tab/>result = fn_inside(5);</text:p>
      <text:p text:style-name="P20"><text:tab/>result1 = outside(3)(5);</text:p>
      <text:p text:style-name="P20"/>
      <text:p text:style-name="P21"><text:tab/>above syntax (<text:span text:style-name="T7">outside(3)(5)</text:span>) is used for calling outer as well as inner function. <text:span text:style-name="T8">First <text:tab/>paran for outer fn second for inner</text:span></text:p>
      <text:p text:style-name="P21"><text:tab/></text:p>
      <text:list xml:id="list5151001180857355429" text:style-name="L5">
        <text:list-item>
          <text:p text:style-name="P22">? <text:span text:style-name="T10">multiple nested function call.</text:span>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consolas" svg:font-family="consolas, 'Liberation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50:34.153318321</meta:creation-date>
    <dc:date>2018-11-29T17:35:31.286366488</dc:date>
    <meta:editing-duration>PT6H36M58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79" meta:character-count="1023" meta:non-whitespace-character-count="855"/>
  </office:meta>
</office:document-meta>
</file>